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GPGothicE" svg:font-family="HGPGothicE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stage1.txt</text:p>
          </table:table-cell>
          <table:table-cell office:value-type="string">
            <text:p>Regulation</text:p>
          </table:table-cell>
        </table:table-row>
        <table:table-row table:style-name="ro1">
          <table:table-cell office:value-type="string">
            <text:p>stage2.txt</text:p>
          </table:table-cell>
          <table:table-cell office:value-type="string">
            <text:p>FeedForward 1</text:p>
          </table:table-cell>
        </table:table-row>
        <table:table-row table:style-name="ro1">
          <table:table-cell office:value-type="string">
            <text:p>stage3.txt</text:p>
          </table:table-cell>
          <table:table-cell office:value-type="string">
            <text:p>OR Gate</text:p>
          </table:table-cell>
        </table:table-row>
        <table:table-row table:style-name="ro1">
          <table:table-cell office:value-type="string">
            <text:p>stage4.txt</text:p>
          </table:table-cell>
          <table:table-cell office:value-type="string">
            <text:p>FeedForward 2</text:p>
          </table:table-cell>
        </table:table-row>
        <table:table-row table:style-name="ro1">
          <table:table-cell office:value-type="string">
            <text:p>stage5.txt</text:p>
          </table:table-cell>
          <table:table-cell office:value-type="string">
            <text:p>FeedBack 1</text:p>
          </table:table-cell>
        </table:table-row>
        <table:table-row table:style-name="ro1">
          <table:table-cell office:value-type="string">
            <text:p>stage6.txt</text:p>
          </table:table-cell>
          <table:table-cell office:value-type="string">
            <text:p>FeedBack 2</text:p>
          </table:table-cell>
        </table:table-row>
        <table:table-row table:style-name="ro1">
          <table:table-cell office:value-type="string">
            <text:p>stage7.txt</text:p>
          </table:table-cell>
          <table:table-cell office:value-type="string">
            <text:p>Oscillator</text:p>
          </table:table-cell>
        </table:table-row>
        <table:table-row table:style-name="ro1">
          <table:table-cell office:value-type="string">
            <text:p>stage8.txt</text:p>
          </table:table-cell>
          <table:table-cell office:value-type="string">
            <text:p>Toggle Switch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GPGothicE" svg:font-family="HGPGothicE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HGPGothicE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0">09/20/2012</text:date>, <text:time>07:1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iichi Matsumoto</meta:initial-creator>
    <meta:creation-date>2012-09-20T07:07:36</meta:creation-date>
    <dc:date>2012-09-20T07:12:31</dc:date>
    <dc:creator>Eiichi Matsumoto</dc:creator>
    <meta:editing-duration>PT4M56S</meta:editing-duration>
    <meta:editing-cycles>1</meta:editing-cycles>
    <meta:document-statistic meta:table-count="3" meta:cell-count="16" meta:object-count="0"/>
    <meta:generator>OpenOffice.org/3.3$Unix OpenOffice.org_project/330m20$Build-9567</meta:generator>
  </office:meta>
</office:document-meta>
</file>